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4.94cm" table:align="center"/>
    </style:style>
    <style:style style:name="Table1.A" style:family="table-column">
      <style:table-column-properties style:column-width="4.731cm"/>
    </style:style>
    <style:style style:name="Table1.B" style:family="table-column">
      <style:table-column-properties style:column-width="10.209cm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MethodTable" style:family="table">
      <style:table-properties style:width="14.958cm" fo:margin-left="1.288cm" fo:margin-right="1.344cm" table:align="margins"/>
    </style:style>
    <style:style style:name="MethodTable.A" style:family="table-column">
      <style:table-column-properties style:column-width="4.276cm" style:rel-column-width="18733*"/>
    </style:style>
    <style:style style:name="MethodTable.B" style:family="table-column">
      <style:table-column-properties style:column-width="10.682cm" style:rel-column-width="46802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97cm" fo:border-left="0.002cm solid #0000ff" fo:border-right="none" fo:border-top="0.002cm solid #0000ff" fo:border-bottom="0.002cm solid #0000ff"/>
    </style:style>
    <style:style style:name="MethodTable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MethodTable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MethodTable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3" style:family="table">
      <style:table-properties style:width="14.914cm" fo:margin-left="1.341cm" fo:margin-right="1.335cm" table:align="margins"/>
    </style:style>
    <style:style style:name="Table3.A" style:family="table-column">
      <style:table-column-properties style:column-width="4.704cm" style:rel-column-width="20672*"/>
    </style:style>
    <style:style style:name="Table3.B" style:family="table-column">
      <style:table-column-properties style:column-width="10.209cm" style:rel-column-width="44863*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5" style:family="table">
      <style:table-properties style:width="14.94cm" table:align="center"/>
    </style:style>
    <style:style style:name="Table5.A" style:family="table-column">
      <style:table-column-properties style:column-width="4.731cm"/>
    </style:style>
    <style:style style:name="Table5.B" style:family="table-column">
      <style:table-column-properties style:column-width="10.209cm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5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5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5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" style:family="table">
      <style:table-properties style:width="14.94cm" table:align="center"/>
    </style:style>
    <style:style style:name="Table2.A" style:family="table-column">
      <style:table-column-properties style:column-width="4.731cm"/>
    </style:style>
    <style:style style:name="Table2.B" style:family="table-column">
      <style:table-column-properties style:column-width="10.209cm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4" style:family="table">
      <style:table-properties style:width="14.94cm" table:align="center"/>
    </style:style>
    <style:style style:name="Table4.A" style:family="table-column">
      <style:table-column-properties style:column-width="4.731cm"/>
    </style:style>
    <style:style style:name="Table4.B" style:family="table-column">
      <style:table-column-properties style:column-width="10.209cm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Code_20_Listing">
      <style:text-properties fo:color="#000080"/>
    </style:style>
    <style:style style:name="P3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4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5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6" style:family="paragraph" style:parent-style-name="Table_20_Contents">
      <style:text-properties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7" style:family="paragraph" style:parent-style-name="Method_20_Code_20_Listing">
      <style:text-properties fo:color="#000080"/>
    </style:style>
    <style:style style:name="P8" style:family="paragraph" style:parent-style-name="Method_20_Code_20_Listing">
      <style:text-properties fo:color="#000080" style:text-underline-style="none"/>
    </style:style>
    <style:style style:name="P9" style:family="paragraph" style:parent-style-name="Method_20_Code_20_Listing">
      <style:paragraph-properties fo:margin-left="1.199cm" fo:margin-right="0cm" fo:text-indent="0cm" style:auto-text-indent="false"/>
      <style:text-properties fo:color="#000080"/>
    </style:style>
    <style:style style:name="P10" style:family="paragraph" style:parent-style-name="Method_20_Body">
      <style:text-properties style:text-underline-style="none"/>
    </style:style>
    <style:style style:name="P11" style:family="paragraph" style:parent-style-name="Method_20_Body">
      <style:paragraph-properties fo:margin-left="0cm" fo:margin-right="0cm" fo:text-indent="0cm" style:auto-text-indent="false"/>
    </style:style>
    <style:style style:name="P12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P13" style:family="paragraph" style:parent-style-name="Method_20_Body">
      <style:paragraph-properties fo:margin-left="1.251cm" fo:margin-right="0cm" fo:text-indent="0cm" style:auto-text-indent="false"/>
    </style:style>
    <style:style style:name="P14" style:family="paragraph" style:parent-style-name="Criteria_20_Body" style:list-style-name="L1"/>
    <style:style style:name="P15" style:family="paragraph" style:parent-style-name="Coding_20_Title">
      <style:paragraph-properties fo:break-before="page"/>
    </style:style>
    <style:style style:name="P16" style:family="paragraph" style:parent-style-name="Method_20_Title">
      <style:paragraph-properties fo:break-before="page"/>
    </style:style>
    <style:style style:name="P17" style:family="paragraph" style:parent-style-name="Method_20_Title">
      <style:paragraph-properties fo:break-before="page"/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18" style:family="paragraph" style:parent-style-name="Code_20_Listing">
      <style:text-properties fo:color="#000080"/>
    </style:style>
    <style:style style:name="P19" style:family="paragraph" style:parent-style-name="Code_20_Listing">
      <style:text-properties fo:color="#000080" style:text-underline-style="none"/>
    </style:style>
    <style:style style:name="P20" style:family="paragraph" style:parent-style-name="Code_20_Listing">
      <style:paragraph-properties fo:margin-left="0.3cm" fo:margin-right="0cm" fo:text-indent="0cm" style:auto-text-indent="false"/>
      <style:text-properties fo:color="#000080"/>
    </style:style>
    <style:style style:name="P21" style:family="paragraph" style:parent-style-name="Code_20_Listing">
      <style:paragraph-properties fo:margin-left="0.3cm" fo:margin-right="0cm" fo:text-indent="0cm" style:auto-text-indent="false"/>
      <style:text-properties fo:color="#000080" style:text-underline-style="none"/>
    </style:style>
    <style:style style:name="P22" style:family="paragraph" style:parent-style-name="Code_20_Listing">
      <style:paragraph-properties fo:break-before="page"/>
      <style:text-properties fo:color="#000080" style:text-underline-style="none"/>
    </style:style>
    <style:style style:name="P23" style:family="paragraph" style:parent-style-name="Method_20_Listing_20_Title">
      <style:paragraph-properties fo:break-before="page"/>
    </style:style>
    <style:style style:name="P24" style:family="paragraph" style:parent-style-name="Standard" style:list-style-name="L1"/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size-asian="11pt" style:font-style-asian="normal" style:font-size-complex="11pt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weight-complex="normal"/>
    </style:style>
    <style:style style:name="T7" style:family="text">
      <style:text-properties fo:color="#0000ff"/>
    </style:style>
    <style:style style:name="T8" style:family="text"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T9" style:family="text">
      <style:text-properties fo:color="#0000ff" style:font-name="DejaVu Serif2" fo:font-size="12pt" style:font-name-asian="Monospace" style:font-size-asian="12pt" style:font-name-complex="Monospace" style:font-size-complex="12pt"/>
    </style:style>
    <style:style style:name="T10" style:family="text">
      <style:text-properties fo:color="#0000ff" style:font-name="DejaVu Serif2" fo:font-size="12pt" style:font-name-asian="Monospace" style:font-size-asian="12pt" style:font-name-complex="Monospace" style:font-size-complex="12pt"/>
    </style:style>
    <style:style style:name="T11" style:family="text">
      <style:text-properties fo:color="#0000ff" style:font-name="DejaVu Serif2" fo:font-size="12pt" style:font-size-asian="12pt" style:font-size-complex="12pt"/>
    </style:style>
    <style:style style:name="T12" style:family="text">
      <style:text-properties fo:color="#0000ff" style:text-underline-style="solid" style:text-underline-width="auto" style:text-underline-color="font-color"/>
    </style:style>
    <style:style style:name="T13" style:family="text">
      <style:text-properties fo:color="#0000ff" style:font-name="Monospace" fo:font-size="10pt" style:font-name-asian="Monospace" style:font-size-asian="10pt" style:font-name-complex="Monospace" style:font-size-complex="10pt"/>
    </style:style>
    <style:style style:name="T14" style:family="text">
      <style:text-properties style:font-name-asian="Monospace" style:font-size-asian="11pt" style:font-name-complex="Monospace" style:font-size-complex="11pt"/>
    </style:style>
    <style:style style:name="T15" style:family="text">
      <style:text-properties style:text-underline-style="none"/>
    </style:style>
    <style:style style:name="T16" style:family="text">
      <style:text-properties fo:color="#000000"/>
    </style:style>
    <style:style style:name="T17" style:family="text">
      <style:text-properties fo:color="#000080"/>
    </style:style>
    <style:style style:name="T18" style:family="text">
      <style:text-properties fo:color="#000080" style:font-name="Monospace" fo:font-size="10pt" style:font-name-asian="Monospace" style:font-size-asian="10pt" style:font-name-complex="Monospace" style:font-size-complex="10pt"/>
    </style:style>
    <style:style style:name="T19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20" style:family="text">
      <style:text-properties fo:color="#808080"/>
    </style:style>
    <style:style style:name="T21" style:family="text">
      <style:text-properties style:font-name-asian="Monospace" style:font-size-asian="12pt" style:font-name-complex="Monospace" style:font-size-complex="12pt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fo:color="#66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lass_20_Title" text:outline-level="1">Log\PrintU</text:h>
      <text:p text:style-name="Class_20_Description"/>
      <text:p text:style-name="Class_20_Description">The <text:span text:style-name="Class_20_Variables">Log\PrintU</text:span> class is a <text:span text:style-name="T5">l</text:span><text:span text:style-name="Class_20_Variables"><text:span text:style-name="T5">og </text:span></text:span><text:span text:style-name="Class_20_Variables"><text:span text:style-name="T6">adapter</text:span></text:span> designed <text:span text:style-name="T9">to </text:span><text:span text:style-name="T9">allow the </text:span><text:span text:style-name="Class_20_Variables"><text:span text:style-name="T21">PrintU</text:span></text:span><text:span text:style-name="T9"> class to be used to write a log file</text:span><text:span text:style-name="T11">.</text:span></text:p>
      <text:p text:style-name="Class_20_Description"/>
      <text:h text:style-name="Criteria_20_Title" text:outline-level="2">Design criteria and considerations.</text:h>
      <text:p text:style-name="Criteria_20_Body"/>
      <text:p text:style-name="Criteria_20_Body">The <text:span text:style-name="Class_20_Variables">Log\PrintU</text:span> class</text:p>
      <text:p text:style-name="Criteria_20_Body"/>
      <text:list xml:id="list1069243163" text:style-name="L1">
        <text:list-item>
          <text:p text:style-name="P14">extends the <text:span text:style-name="Class_20_Variables"><text:span text:style-name="T4">Log\Format</text:span></text:span><text:span text:style-name="Class_20_Variables"><text:span text:style-name="T2"> class</text:span></text:span>;</text:p>
        </text:list-item>
        <text:list-item>
          <text:p text:style-name="P24">uses the <text:span text:style-name="Class_20_Variables">Log\Exception</text:span> class and the <text:span text:style-name="Class_20_Variables">Error</text:span> class to throw exceptions in the case of an error;</text:p>
        </text:list-item>
        <text:list-item>
          <text:p text:style-name="P24">uses the <text:span text:style-name="Class_20_Variables">PrintU</text:span> class(es) to write the log information;</text:p>
        </text:list-item>
        <text:list-item>
          <text:p text:style-name="P24">uses the <text:span text:style-name="Class_20_Variables">Properties</text:span> class to manage log formatting information.</text:p>
        </text:list-item>
      </text:list>
      <text:p text:style-name="Standard"/>
      <text:p text:style-name="Standard"/>
      <text:h text:style-name="P23" text:outline-level="4">Class Properties</text:h>
      <text:p text:style-name="Method_20_Body"/>
      <text:p text:style-name="Method_20_Body">The <text:span text:style-name="Class_20_Variables">Log\PrintU</text:span> class defines no additional properties.</text:p>
      <text:p text:style-name="Method_20_Body"/>
      <text:p text:style-name="Method_20_Body"/>
      <text:h text:style-name="Method_20_Listing_20_Title" text:outline-level="4">Class Methods</text:h>
      <text:p text:style-name="Method_20_Body"/>
      <text:p text:style-name="Method_20_Body">The <text:span text:style-name="Class_20_Variables">Log\PrintU</text:span> class defines the following methods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Method</text:p>
          </table:table-cell>
          <table:table-cell table:style-name="Table1.B1" office:value-type="string">
            <text:p text:style-name="P3">Description</text:p>
          </table:table-cell>
        </table:table-row>
        <table:table-row>
          <table:table-cell table:style-name="Table1.A2" office:value-type="string">
            <text:p text:style-name="P4"><text:a xlink:type="simple" xlink:href="#__construct"><text:span text:style-name="T1">__construct</text:span></text:a></text:p>
          </table:table-cell>
          <table:table-cell table:style-name="Table1.B2" office:value-type="string">
            <text:p text:style-name="Method_20_Table_20_Description">Class constructor.</text:p>
          </table:table-cell>
        </table:table-row>
        <table:table-row>
          <table:table-cell table:style-name="Table1.A2" office:value-type="string">
            <text:p text:style-name="P5">log</text:p>
          </table:table-cell>
          <table:table-cell table:style-name="Table1.B2" office:value-type="string">
            <text:p text:style-name="P11">Log a message to the current log device</text:p>
          </table:table-cell>
        </table:table-row>
      </table:table>
      <text:p text:style-name="Method_20_Body"/>
      <text:h text:style-name="Method_20_Listing_20_Title" text:outline-level="4">Inherited Class Properties</text:h>
      <text:h text:style-name="Criteria_20_Title" text:outline-level="2"/>
      <text:p text:style-name="Method_20_Body">The <text:span text:style-name="Class_20_Variables">Log\PrintU</text:span> class extends the <text:span text:style-name="Class_20_Variables">Log\Format</text:span> class and exposes the following inherited properties (variables)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3">Properties</text:p>
          </table:table-cell>
          <table:table-cell table:style-name="MethodTable.B1" office:value-type="string">
            <text:p text:style-name="P3">Description</text:p>
          </table:table-cell>
        </table:table-row>
        <table:table-row>
          <table:table-cell table:style-name="MethodTable.A2" office:value-type="string">
            <text:p text:style-name="P6">$logBuffer</text:p>
          </table:table-cell>
          <table:table-cell table:style-name="MethodTable.B2" office:value-type="string">
            <text:p text:style-name="P12">The log output buffer.</text:p>
          </table:table-cell>
        </table:table-row>
        <table:table-row>
          <table:table-cell table:style-name="MethodTable.A2" office:value-type="string">
            <text:p text:style-name="P6">$xmlIndent</text:p>
          </table:table-cell>
          <table:table-cell table:style-name="MethodTable.B2" office:value-type="string">
            <text:p text:style-name="P11">Contains the number of 'indents' to apply to XML output items.</text:p>
          </table:table-cell>
        </table:table-row>
        <table:table-row>
          <table:table-cell table:style-name="MethodTable.A2" office:value-type="string">
            <text:p text:style-name="P6">$logProperties</text:p>
          </table:table-cell>
          <table:table-cell table:style-name="MethodTable.B2" office:value-type="string">
            <text:p text:style-name="P11">A <text:span text:style-name="Class_20_Variables">Properties</text:span> class object for log-relative properties.</text:p>
          </table:table-cell>
        </table:table-row>
        <table:table-row>
          <table:table-cell table:style-name="MethodTable.A2" office:value-type="string">
            <text:p text:style-name="P6">$properties</text:p>
          </table:table-cell>
          <table:table-cell table:style-name="MethodTable.B2" office:value-type="string">
            <text:p text:style-name="P12">A <text:span text:style-name="Class_20_Variables">Properties</text:span> class object for class properties.</text:p>
          </table:table-cell>
        </table:table-row>
      </table:table>
      <text:p text:style-name="Method_20_Body"/>
      <text:h text:style-name="Method_20_Listing_20_Title" text:outline-level="4"/>
      <text:h text:style-name="P23" text:outline-level="4">Inherited Class Methods</text:h>
      <text:p text:style-name="Method_20_Body"/>
      <text:p text:style-name="Method_20_Body">The <text:span text:style-name="Class_20_Variables">Log\PrintU</text:span> class extends the <text:span text:style-name="Class_20_Variables">Log\Format</text:span> class and exposes <text:s/>the following inherited methods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Method</text:p>
          </table:table-cell>
          <table:table-cell table:style-name="Table3.B1" office:value-type="string">
            <text:p text:style-name="P3">Description</text:p>
          </table:table-cell>
        </table:table-row>
        <table:table-row>
          <table:table-cell table:style-name="Table3.A2" office:value-type="string">
            <text:p text:style-name="P5"><text:a xlink:type="simple" xlink:href="#addField">addField</text:a></text:p>
          </table:table-cell>
          <table:table-cell table:style-name="Table3.B2" office:value-type="string">
            <text:p text:style-name="P11">Add the field to the log buffer followed by the current line separator character(s).</text:p>
          </table:table-cell>
        </table:table-row>
        <table:table-row>
          <table:table-cell table:style-name="Table3.A2" office:value-type="string">
            <text:p text:style-name="P5"><text:a xlink:type="simple" xlink:href="#adjustLogProperties">adjustLogProperties</text:a></text:p>
          </table:table-cell>
          <table:table-cell table:style-name="Table3.B2" office:value-type="string">
            <text:p text:style-name="P11"><text:span text:style-name="T8">Check the type of parameter received and return as a </text:span><text:span text:style-name="Class_20_Variables"><text:span text:style-name="T14">Properties</text:span></text:span><text:span text:style-name="T8"> object instance</text:span>.</text:p>
          </table:table-cell>
        </table:table-row>
        <table:table-row>
          <table:table-cell table:style-name="Table3.A2" office:value-type="string">
            <text:p text:style-name="P5"><text:a xlink:type="simple" xlink:href="#bufferLine">bufferLine</text:a></text:p>
          </table:table-cell>
          <table:table-cell table:style-name="Table3.B2" office:value-type="string">
            <text:p text:style-name="P11">Add a (possibly empty) message to the log buffer followed by PHP_EOL sequence.</text:p>
          </table:table-cell>
        </table:table-row>
        <table:table-row>
          <table:table-cell table:style-name="Table3.A2" office:value-type="string">
            <text:p text:style-name="P5"><text:a xlink:type="simple" xlink:href="#bufferMessage">bufferMessage</text:a></text:p>
          </table:table-cell>
          <table:table-cell table:style-name="Table3.B2" office:value-type="string">
            <text:p text:style-name="P11">Add a message to the log buffer.</text:p>
          </table:table-cell>
        </table:table-row>
        <table:table-row>
          <table:table-cell table:style-name="Table3.A2" office:value-type="string">
            <text:p text:style-name="P5"><text:a xlink:type="simple" xlink:href="#bufferXMLItem">bufferXMLItem</text:a></text:p>
          </table:table-cell>
          <table:table-cell table:style-name="Table3.B2" office:value-type="string">
            <text:p text:style-name="P11">Add the item to the buffer, indented by <text:span text:style-name="Class_20_Variables">$xmlIndent</text:span> spaces.</text:p>
          </table:table-cell>
        </table:table-row>
        <table:table-row>
          <table:table-cell table:style-name="Table3.A2" office:value-type="string">
            <text:h text:style-name="P17" text:outline-level="5"><text:a xlink:type="simple" xlink:href="#getTimestamp">getTimestamp</text:a></text:h>
          </table:table-cell>
          <table:table-cell table:style-name="Table3.B2" office:value-type="string">
            <text:p text:style-name="P11">Get the current timestamp.</text:p>
          </table:table-cell>
        </table:table-row>
        <table:table-row>
          <table:table-cell table:style-name="Table3.A2" office:value-type="string">
            <text:p text:style-name="P5"><text:a xlink:type="simple" xlink:href="#logFormat">logFormat</text:a></text:p>
          </table:table-cell>
          <table:table-cell table:style-name="Table3.B2" office:value-type="string">
            <text:p text:style-name="P11">Format the log message to the output buffer as a 'log' entry.</text:p>
          </table:table-cell>
        </table:table-row>
        <table:table-row>
          <table:table-cell table:style-name="Table3.A2" office:value-type="string">
            <text:p text:style-name="P5"><text:a xlink:type="simple" xlink:href="#logProperties">logProperties</text:a></text:p>
          </table:table-cell>
          <table:table-cell table:style-name="Table3.B2" office:value-type="string">
            <text:p text:style-name="P11"><text:span text:style-name="Class_20_Variables"><text:span text:style-name="T2">Calls </text:span></text:span><text:span text:style-name="Class_20_Variables"><text:span text:style-name="T4">adjustLogProperties</text:span></text:span><text:span text:style-name="Class_20_Variables"><text:span text:style-name="T2"> method, passing the </text:span></text:span><text:span text:style-name="Class_20_Variables"><text:span text:style-name="T4">$logProperties</text:span></text:span><text:span text:style-name="Class_20_Variables"><text:span text:style-name="T2"> parameter, and stores the result in the </text:span></text:span><text:span text:style-name="Class_20_Variables"><text:span text:style-name="T4">$logProperties</text:span></text:span><text:span text:style-name="Class_20_Variables"><text:span text:style-name="T2"> class variable.</text:span></text:span></text:p>
          </table:table-cell>
        </table:table-row>
        <table:table-row>
          <table:table-cell table:style-name="Table3.A2" office:value-type="string">
            <text:p text:style-name="P5"><text:a xlink:type="simple" xlink:href="#properties">properties</text:a></text:p>
          </table:table-cell>
          <table:table-cell table:style-name="Table3.B2" office:value-type="string">
            <text:p text:style-name="P11">Set and/or get the <text:span text:style-name="Class_20_Variables">$properties</text:span> class array variable.</text:p>
          </table:table-cell>
        </table:table-row>
        <table:table-row>
          <table:table-cell table:style-name="Table3.A2" office:value-type="string">
            <text:p text:style-name="P5"><text:a xlink:type="simple" xlink:href="#skipToLevel">skipToLevel</text:a></text:p>
          </table:table-cell>
          <table:table-cell table:style-name="Table3.B2" office:value-type="string">
            <text:p text:style-name="P11">Skip the number levels indicated, or until proper calling method is reached.</text:p>
          </table:table-cell>
        </table:table-row>
        <table:table-row>
          <table:table-cell table:style-name="Table3.A2" office:value-type="string">
            <text:p text:style-name="P5"><text:a xlink:type="simple" xlink:href="#xmlFormat">xmlFormat</text:a></text:p>
          </table:table-cell>
          <table:table-cell table:style-name="Table3.B2" office:value-type="string">
            <text:p text:style-name="P11">Format the log message to the output buffer as an<text:span text:style-name="T15"> XML</text:span> entry.</text:p>
          </table:table-cell>
        </table:table-row>
        <table:table-row>
          <table:table-cell table:style-name="Table3.A2" office:value-type="string">
            <text:p text:style-name="P5"><text:a xlink:type="simple" xlink:href="#xmlIndent">xmlIndent</text:a></text:p>
          </table:table-cell>
          <table:table-cell table:style-name="Table3.B2" office:value-type="string">
            <text:p text:style-name="P11"><text:span text:style-name="Class_20_Variables"><text:span text:style-name="T2">Returns the number of spaces (x 2) in </text:span></text:span><text:span text:style-name="Class_20_Variables"><text:span text:style-name="T4">$xmlIndent</text:span></text:span><text:span text:style-name="Class_20_Variables"><text:span text:style-name="T2">.</text:span></text:span></text:p>
          </table:table-cell>
        </table:table-row>
      </table:table>
      <text:p text:style-name="Method_20_Body"/>
      <text:p text:style-name="Method_20_Body"/>
      <text:h text:style-name="P16" text:outline-level="5"><text:bookmark-start text:name="__construct"/>__construct<text:bookmark-end text:name="__construct"/></text:h>
      <text:p text:style-name="Method_20_Body"/>
      <text:p text:style-name="Method_20_Body">Class constructor.</text:p>
      <text:p text:style-name="Method_20_Body"/>
      <text:p text:style-name="P7">/**</text:p>
      <text:p text:style-name="P7"><text:s/>* __construct</text:p>
      <text:p text:style-name="P7"><text:s/>*</text:p>
      <text:p text:style-name="P7"><text:s/>* Create a new instance of the Log\PrintU class</text:p>
      <text:p text:style-name="P9"><text:s/>* <text:span text:style-name="T3">@param</text:span> object $properties = Properties object instance containing required</text:p>
      <text:p text:style-name="P9"><text:s/>*<text:tab/><text:tab/><text:tab/><text:tab/><text:tab/> properties and their values</text:p>
      <text:p text:style-name="P7"><text:s/>*/</text:p>
      <text:p text:style-name="P7">public function __construct($properties)</text:p>
      <text:p text:style-name="P7">{</text:p>
      <text:p text:style-name="Method_20_Code_20_Listing"><text:span text:style-name="T16"><text:tab/></text:span><text:span text:style-name="T17">parent::__construct($properties);</text:span></text:p>
      <text:p text:style-name="Method_20_Code_20_Listing"><text:tab/><text:span text:style-name="T17">\Library\PrintU::selectInterface(\Library\PrintU::INTERFACE_CONSOLE);</text:span></text:p>
      <text:p text:style-name="Method_20_Code_20_Listing">}</text:p>
      <text:p text:style-name="Method_20_Body"/>
      <text:p text:style-name="Method_20_Body">The <text:span text:style-name="Class_20_Variables">__construct</text:span> method expects a single, mandatory parameter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>Parameter</text:p>
          </table:table-cell>
          <table:table-cell table:style-name="Table5.B1" office:value-type="string">
            <text:p text:style-name="P3">Description</text:p>
          </table:table-cell>
        </table:table-row>
        <table:table-row>
          <table:table-cell table:style-name="Table5.A2" office:value-type="string">
            <text:p text:style-name="P5">$properties</text:p>
          </table:table-cell>
          <table:table-cell table:style-name="Table5.B2" office:value-type="string">
            <text:p text:style-name="Method_20_Table_20_Description">An instance of the <text:span text:style-name="Class_20_Variables">Properties</text:span> class, or an associative array.</text:p>
          </table:table-cell>
        </table:table-row>
      </table:table>
      <text:p text:style-name="Method_20_Body"/>
      <text:p text:style-name="Method_20_Body">The <text:span text:style-name="Class_20_Variables">$properties</text:span> parameter is passed to the <text:span text:style-name="Class_20_Variables">__construct</text:span> method of the <text:span text:style-name="Class_20_Variables">Log\Format</text:span> class to process.</text:p>
      <text:p text:style-name="Method_20_Body"/>
      <text:p text:style-name="Method_20_Body">The <text:span text:style-name="Class_20_Variables">PrintU::INTERFACE_CONSOLE</text:span> constant is passed to the <text:span text:style-name="Class_20_Variables">selectInterface</text:span> method of the <text:span text:style-name="Class_20_Variables">PrintU</text:span> static class to select the console as the default output device.</text:p>
      <text:p text:style-name="Method_20_Body"/>
      <text:p text:style-name="Method_20_Body"/>
      <text:p text:style-name="Method_20_Body"/>
      <text:h text:style-name="P16" text:outline-level="5">log</text:h>
      <text:p text:style-name="Method_20_Body"/>
      <text:p text:style-name="Method_20_Body">Format a log message for output.</text:p>
      <text:p text:style-name="Method_20_Body"/>
      <text:p text:style-name="Method_20_Code_20_Listing"><text:span text:style-name="T18">/**</text:span></text:p>
      <text:p text:style-name="Method_20_Code_20_Listing"><text:s/>* log</text:p>
      <text:p text:style-name="Method_20_Code_20_Listing"><text:s/>*</text:p>
      <text:p text:style-name="Method_20_Code_20_Listing"><text:s/>* Log a message to the current log device</text:p>
      <text:p text:style-name="Method_20_Code_20_Listing"><text:s/>* <text:span text:style-name="T3">@param</text:span> string $message = message to write to the log file</text:p>
      <text:p text:style-name="Method_20_Code_20_Listing"><text:s/>* <text:span text:style-name="T3">@param</text:span> mixed $logProperties = (optional):<text:tab/></text:p>
      <text:p text:style-name="Method_20_Code_20_Listing"><text:s/>*<text:tab/> 'Log_Level' <text:s text:c="4"/>=&gt; &lt;(optional) error level </text:p>
      <text:p text:style-name="Method_20_Code_20_Listing"><text:s/>*<text:tab/><text:tab/><text:tab/><text:tab/>(default = Library\Log::LOG_BSD_ERR)&gt;,</text:p>
      <text:p text:style-name="Method_20_Code_20_Listing"><text:s/>* <text:tab/> 'Log_Format'<text:tab/> <text:s text:c="3"/>=&gt; &lt;(optional) format type: 'none', 'timestamp', 'log',</text:p>
      <text:p text:style-name="Method_20_Code_20_Listing"><text:s/>*<text:tab/><text:tab/><text:tab/><text:tab/><text:tab/><text:tab/><text:tab/><text:tab/>'xml' (default = 'none')</text:p>
      <text:p text:style-name="Method_20_Code_20_Listing"><text:s/>* <text:s text:c="4"/>'Log_LineNumber' =&gt; &lt;linenumber&gt;,</text:p>
      <text:p text:style-name="Method_20_Code_20_Listing"><text:s/>* <text:s text:c="4"/>'Log_Method' <text:s text:c="4"/>=&gt; &lt;(optional) name of the calling method&gt;,</text:p>
      <text:p text:style-name="Method_20_Code_20_Listing"><text:s/>* <text:s text:c="4"/>'Log_Class' <text:s text:c="5"/>=&gt; &lt;(optional) name of the calling class&gt;,</text:p>
      <text:p text:style-name="Method_20_Code_20_Listing"><text:s/>* <text:s text:c="4"/>'Log_Program' <text:s text:c="3"/>=&gt; &lt;(optional) name of the program to log&gt;</text:p>
      <text:p text:style-name="Method_20_Code_20_Listing"><text:s/>* <text:s text:c="4"/>'Log_SkipLevels' =&gt; &lt;(optional) number of levels to skip in traceback stack</text:p>
      <text:p text:style-name="Method_20_Code_20_Listing"><text:s/>* <text:s text:c="4"/>'Log_Timestamp' <text:s/>=&gt; &lt;(optional) timestamp of the event&gt;</text:p>
      <text:p text:style-name="Method_20_Code_20_Listing"><text:s/>*/</text:p>
      <text:p text:style-name="Method_20_Code_20_Listing">public function log($message, $logProperties=null)</text:p>
      <text:p text:style-name="Method_20_Code_20_Listing">{</text:p>
      <text:p text:style-name="Method_20_Code_20_Listing"><text:tab/>$descriptor = null;</text:p>
      <text:p text:style-name="Method_20_Code_20_Listing"><text:tab/>try</text:p>
      <text:p text:style-name="Method_20_Code_20_Listing"><text:tab/>{</text:p>
      <text:p text:style-name="Method_20_Code_20_Listing"><text:tab/><text:tab/>parent::log($message, $logProperties);</text:p>
      <text:p text:style-name="Method_20_Code_20_Listing"><text:span text:style-name="T16"><text:tab/><text:tab/></text:span><text:span text:style-name="T17">\Library\PrintU::printMessage($this-&gt;logBuffer);</text:span></text:p>
      <text:p text:style-name="Method_20_Code_20_Listing"><text:tab/>}</text:p>
      <text:p text:style-name="Method_20_Code_20_Listing"><text:tab/>catch(Exception $exception)</text:p>
      <text:p text:style-name="Method_20_Code_20_Listing"><text:tab/>{</text:p>
      <text:p text:style-name="Method_20_Code_20_Listing"><text:tab/><text:tab/>$descriptor = new \Library\Exception\Descriptor($exception);</text:p>
      <text:p text:style-name="Method_20_Code_20_Listing"><text:tab/>}</text:p>
      <text:p text:style-name="Method_20_Code_20_Listing"><text:tab/>catch(\Library\PrintU\Exception $exception)</text:p>
      <text:p text:style-name="Method_20_Code_20_Listing"><text:tab/>{</text:p>
      <text:p text:style-name="Method_20_Code_20_Listing"><text:tab/><text:tab/>$descriptor = new \Library\Exception\Descriptor($exception);</text:p>
      <text:p text:style-name="Method_20_Code_20_Listing"><text:tab/>}</text:p>
      <text:p text:style-name="Method_20_Code_20_Listing"><text:tab/>catch(\Exception $exception)</text:p>
      <text:p text:style-name="Method_20_Code_20_Listing"><text:tab/>{</text:p>
      <text:p text:style-name="Method_20_Code_20_Listing"><text:tab/><text:tab/>$descriptor = new \Library\Exception\Descriptor($exception);</text:p>
      <text:p text:style-name="Method_20_Code_20_Listing"><text:tab/>}</text:p>
      <text:p text:style-name="Method_20_Code_20_Listing"/>
      <text:p text:style-name="Method_20_Code_20_Listing"><text:tab/>$this-&gt;properties-&gt;Exception_Descriptor = $descriptor;</text:p>
      <text:p text:style-name="Method_20_Code_20_Listing">}</text:p>
      <text:p text:style-name="P10"/>
      <text:p text:style-name="Method_20_Body">The <text:span text:style-name="Class_20_Variables">log</text:span> method expects a single, mandatory parameter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Parameter</text:p>
          </table:table-cell>
          <table:table-cell table:style-name="Table2.B1" office:value-type="string">
            <text:p text:style-name="P3">Description</text:p>
          </table:table-cell>
        </table:table-row>
        <table:table-row>
          <table:table-cell table:style-name="Table2.A2" office:value-type="string">
            <text:p text:style-name="P5">$message</text:p>
          </table:table-cell>
          <table:table-cell table:style-name="Table2.B2" office:value-type="string">
            <text:p text:style-name="Method_20_Table_20_Description">The message to write to the log.</text:p>
          </table:table-cell>
        </table:table-row>
      </table:table>
      <text:p text:style-name="Method_20_Body"/>
      <text:p text:style-name="Method_20_Body">and a single, optional parameter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>Parameter</text:p>
          </table:table-cell>
          <table:table-cell table:style-name="Table4.B1" office:value-type="string">
            <text:p text:style-name="P3">Description</text:p>
          </table:table-cell>
        </table:table-row>
        <table:table-row>
          <table:table-cell table:style-name="Table4.A2" office:value-type="string">
            <text:p text:style-name="P5">$logProperties</text:p>
          </table:table-cell>
          <table:table-cell table:style-name="Table4.B2" office:value-type="string">
            <text:p text:style-name="Method_20_Table_20_Description">A <text:span text:style-name="Class_20_Variables">Properties</text:span> class instance containing log formatting properties.</text:p>
          </table:table-cell>
        </table:table-row>
      </table:table>
      <text:p text:style-name="Method_20_Body"/>
      <text:p text:style-name="Method_20_Body"><text:soft-page-break/>The <text:span text:style-name="Class_20_Variables">log</text:span> method of the <text:span text:style-name="Class_20_Variables">Log\Format</text:span> class is passed the <text:span text:style-name="Class_20_Variables">$message</text:span> and <text:span text:style-name="Class_20_Variables">$logProperties</text:span> parameter to be processed.</text:p>
      <text:p text:style-name="Method_20_Body"/>
      <text:p text:style-name="Method_20_Body">A <text:span text:style-name="Class_20_Variables">try..catch</text:span> block is entered,</text:p>
      <text:p text:style-name="Method_20_Body"/>
      <text:p text:style-name="P13">The <text:span text:style-name="Class_20_Variables">$logBuffer</text:span> class variable is passed to the <text:span text:style-name="Class_20_Variables">printMessage</text:span> method of the <text:span text:style-name="Class_20_Variables">PrintU</text:span> static class to output the log information.</text:p>
      <text:p text:style-name="P13"/>
      <text:p text:style-name="P13">If an exception is thrown and is not caught by some other process, it is handled by the <text:span text:style-name="Class_20_Variables">catch</text:span> block. <text:s/>The <text:span text:style-name="Class_20_Variables">$exception</text:span> method variable is assigned to the <text:span text:style-name="Class_20_Variables">$descriptor</text:span> method variable and processing continues.</text:p>
      <text:p text:style-name="P13"/>
      <text:p text:style-name="Method_20_Body">The <text:span text:style-name="Class_20_Variables">$descriptor</text:span> method variable is assigned to the <text:span text:style-name="Class_20_Variables">Exception_Descriptor</text:span> value in the <text:span text:style-name="Class_20_Variables">$properties</text:span> class variable.</text:p>
      <text:p text:style-name="Method_20_Body"/>
      <text:p text:style-name="Method_20_Body"/>
      <text:p text:style-name="Method_20_Body"/>
      <text:p text:style-name="P10"/>
      <text:p text:style-name="Method_20_Body"/>
      <text:h text:style-name="P15" text:outline-level="3">Source Listing</text:h>
      <text:p text:style-name="Coding_20_Body"/>
      <text:p text:style-name="P2">&lt;?php</text:p>
      <text:p text:style-name="P2">namespace Library\Log;</text:p>
      <text:p text:style-name="P2"/>
      <text:p text:style-name="P2">/*</text:p>
      <text:p text:style-name="P2"><text:s/>* <text:tab/>Log\PrintU is copyright © 2012. EarthWalk Software.</text:p>
      <text:p text:style-name="P2"><text:s/>* <text:tab/>Licensed under the Academic Free License version 3.0.</text:p>
      <text:p text:style-name="P2"><text:s/>* <text:s text:c="4"/>Refer to the file named License provided with the source, </text:p>
      <text:p text:style-name="P2"><text:s/>* <text:s text:c="8"/>or from http://opensource.org/licenses/academic.php.</text:p>
      <text:p text:style-name="P2"><text:s/>*/</text:p>
      <text:p text:style-name="P2">/**</text:p>
      <text:p text:style-name="P2"><text:s/>* Log\PrintU.</text:p>
      <text:p text:style-name="P2"><text:s/>*</text:p>
      <text:p text:style-name="P2"><text:s/>* An adapter to allow PrintU to be used to write a log file</text:p>
      <text:p text:style-name="P2"><text:s/>* <text:span text:style-name="T3">@author</text:span> Jay Wheeler.</text:p>
      <text:p text:style-name="P2"><text:s/>* <text:span text:style-name="T3">@version</text:span> 1.0</text:p>
      <text:p text:style-name="P2"><text:s/>* <text:span text:style-name="T3">@copyright</text:span> © 2012. EarthWalk Software.</text:p>
      <text:p text:style-name="P2"><text:s/>* <text:span text:style-name="T3">@license</text:span> Licensed under the Academic Free License version 3.0.</text:p>
      <text:p text:style-name="P2"><text:s/>* <text:span text:style-name="T3">@package</text:span> Library</text:p>
      <text:p text:style-name="P2"><text:s/>* <text:span text:style-name="T3">@subpackage</text:span> Log.</text:p>
      <text:p text:style-name="P2"><text:s/>*/</text:p>
      <text:p text:style-name="P2">class PrintU extends Format</text:p>
      <text:p text:style-name="P2">{</text:p>
      <text:p text:style-name="P2"><text:tab/>/**</text:p>
      <text:p text:style-name="P2"><text:tab/> * __construct</text:p>
      <text:p text:style-name="P2"><text:tab/> *</text:p>
      <text:p text:style-name="P2"><text:tab/> * Create a new instance of the Library\Log\PrintU class</text:p>
      <text:p text:style-name="P20"><text:tab/> * <text:span text:style-name="T3">@param</text:span> object $properties = \Library\Properties object containing </text:p>
      <text:p text:style-name="P20"><text:tab/> *<text:tab/><text:tab/><text:tab/><text:tab/><text:tab/>required properties and associated values</text:p>
      <text:p text:style-name="P2"><text:tab/> */</text:p>
      <text:p text:style-name="P2"><text:tab/>public function __construct($properties)</text:p>
      <text:p text:style-name="P2"><text:tab/>{</text:p>
      <text:p text:style-name="P2"><text:tab/><text:tab/>parent::__construct($properties);</text:p>
      <text:p text:style-name="P2"><text:tab/><text:tab/>\Library\PrintU::selectInterface(\Library\PrintU::INTERFACE_CONSOLE);</text:p>
      <text:p text:style-name="P2"><text:tab/>}</text:p>
      <text:p text:style-name="P2"/>
      <text:p text:style-name="P2"><text:tab/>/**</text:p>
      <text:p text:style-name="P2"><text:tab/> * __destruct</text:p>
      <text:p text:style-name="P2"><text:tab/> *</text:p>
      <text:p text:style-name="P2"><text:tab/> * class destructor</text:p>
      <text:p text:style-name="P2"><text:tab/> * <text:span text:style-name="T3">@return</text:span> null</text:p>
      <text:p text:style-name="P2"><text:tab/> */</text:p>
      <text:p text:style-name="P2"><text:tab/>public function __destruct()</text:p>
      <text:p text:style-name="P2"><text:tab/>{</text:p>
      <text:p text:style-name="P2"><text:tab/><text:tab/>parent::__destruct();</text:p>
      <text:p text:style-name="P2"><text:tab/>}</text:p>
      <text:p text:style-name="P2"/>
      <text:p text:style-name="P19"/>
      <text:p text:style-name="P22"><text:tab/><text:span text:style-name="T19">/**</text:span></text:p>
      <text:p text:style-name="P19"><text:tab/> * log</text:p>
      <text:p text:style-name="P19"><text:tab/> *</text:p>
      <text:p text:style-name="P19"><text:tab/> * Log a message to the current log device</text:p>
      <text:p text:style-name="P19"><text:tab/> * <text:span text:style-name="T3">@param</text:span> string $message = message to write to the log file</text:p>
      <text:p text:style-name="P21"><text:tab/> * <text:span text:style-name="T3">@param</text:span> mixed $logProperties = (optional):<text:tab/></text:p>
      <text:p text:style-name="P21"><text:tab/> *<text:tab/> 'Log_Level' <text:s text:c="4"/>=&gt; &lt;(optional) error level </text:p>
      <text:p text:style-name="P21"><text:tab/> *<text:tab/><text:tab/><text:tab/><text:tab/>(default = Library\Log::LOG_BSD_ERR)&gt;,</text:p>
      <text:p text:style-name="P21"><text:tab/> * <text:tab/> 'Log_Format'<text:tab/> <text:s text:c="3"/>=&gt; &lt;(optional) format type: 'none', 'timestamp', 'log',</text:p>
      <text:p text:style-name="P21"><text:tab/> *<text:tab/><text:tab/><text:tab/><text:tab/><text:tab/><text:tab/><text:tab/><text:tab/>'xml' (default = 'none')</text:p>
      <text:p text:style-name="P19"><text:tab/> * <text:s text:c="4"/>'Log_LineNumber' =&gt; &lt;linenumber&gt;,</text:p>
      <text:p text:style-name="P19"><text:tab/> * <text:s text:c="4"/>'Log_Method' <text:s text:c="4"/>=&gt; &lt;(optional) name of the calling method&gt;,</text:p>
      <text:p text:style-name="P19"><text:tab/> * <text:s text:c="4"/>'Log_Class' <text:s text:c="5"/>=&gt; &lt;(optional) name of the calling class&gt;,</text:p>
      <text:p text:style-name="P19"><text:tab/> * <text:s text:c="4"/>'Log_Program' <text:s text:c="3"/>=&gt; &lt;(optional) name of the program to log&gt;</text:p>
      <text:p text:style-name="P19"><text:tab/> * <text:s text:c="4"/>'Log_SkipLevels' =&gt; &lt;(optional) number of levels to skip in traceback stack</text:p>
      <text:p text:style-name="P19"><text:tab/> * <text:s text:c="4"/>'Log_Timestamp' <text:s/>=&gt; &lt;(optional) timestamp of the event&gt;</text:p>
      <text:p text:style-name="P19"><text:tab/> */</text:p>
      <text:p text:style-name="P2"><text:tab/>public function log($message, $logParameters)</text:p>
      <text:p text:style-name="P2"><text:tab/>{</text:p>
      <text:p text:style-name="P2"><text:tab/><text:tab/>$descriptor = null;</text:p>
      <text:p text:style-name="P2"><text:tab/><text:tab/>try</text:p>
      <text:p text:style-name="P2"><text:tab/><text:tab/>{</text:p>
      <text:p text:style-name="P2"><text:tab/><text:tab/><text:tab/>parent::log($message, $logParameters);</text:p>
      <text:p text:style-name="P2"><text:tab/><text:tab/><text:tab/>\Library\PrintU::printMessage($this-&gt;logBuffer);</text:p>
      <text:p text:style-name="P2"><text:tab/><text:tab/>}</text:p>
      <text:p text:style-name="P2"><text:tab/><text:tab/>catch(Exception $exception)</text:p>
      <text:p text:style-name="P2"><text:tab/><text:tab/>{</text:p>
      <text:p text:style-name="P2"><text:tab/><text:tab/><text:tab/>$descriptor = new \Library\Exception\Descriptor($exception);</text:p>
      <text:p text:style-name="P2"><text:tab/><text:tab/>}</text:p>
      <text:p text:style-name="P2"><text:tab/><text:tab/>catch(\Library\PrintU\Exception $exception)</text:p>
      <text:p text:style-name="P2"><text:tab/><text:tab/>{</text:p>
      <text:p text:style-name="P2"><text:tab/><text:tab/><text:tab/>$descriptor = new \Library\Exception\Descriptor($exception);</text:p>
      <text:p text:style-name="P2"><text:tab/><text:tab/>}</text:p>
      <text:p text:style-name="P2"><text:tab/><text:tab/>catch(\Exception $exception)</text:p>
      <text:p text:style-name="P2"><text:tab/><text:tab/>{</text:p>
      <text:p text:style-name="P2"><text:tab/><text:tab/><text:tab/>$descriptor = new \Library\Exception\Descriptor($exception);</text:p>
      <text:p text:style-name="P2"><text:tab/><text:tab/>}</text:p>
      <text:p text:style-name="P2"/>
      <text:p text:style-name="P2"><text:tab/><text:tab/>$this-&gt;properties-&gt;Exception_Descriptor = $descriptor;</text:p>
      <text:p text:style-name="P2"><text:tab/>}</text:p>
      <text:p text:style-name="P2"/>
      <text:p text:style-name="P2"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Class_20_Default" style:display-name="Class Default" style:family="paragraph">
      <style:text-properties style:font-name="DejaVu Serif" fo:font-size="11pt" style:font-weight-asian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Log\PrintU<text:tab/><text:tab/><text:tab/><text:tab/><text:page-number text:select-page="current">8</text:page-number><text:tab/><text:tab/><text:tab/><text:date style:data-style-name="N76" text:date-value="2012-06-12T12:48:04" text:fixed="true">June 12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12T12:20:05</meta:creation-date>
    <dc:title>ClassDefault</dc:title>
    <meta:editing-duration>PT30H32M50S</meta:editing-duration>
    <meta:editing-cycles>34</meta:editing-cycles>
    <meta:generator>OpenOffice.org/3.2$Linux OpenOffice.org_project/320m12$Build-9483</meta:generator>
    <meta:initial-creator>Jay Wheeler</meta:initial-creator>
    <dc:date>2012-07-01T09:50:44</dc:date>
    <dc:creator>Jay Wheeler</dc:creator>
    <meta:document-statistic meta:table-count="6" meta:image-count="0" meta:object-count="0" meta:page-count="8" meta:paragraph-count="220" meta:word-count="997" meta:character-count="7373"/>
    <meta:template xlink:type="simple" xlink:actuate="onRequest" xlink:title="ClassDefault" xlink:href="../ClassDefault.ott" meta:date="2012-06-12T12:20:04"/>
  </office:meta>
</office:document-meta>
</file>